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odos hemos escuchado de Bruce Banner y Hulk, ¿no? (si no los conoces, lee este post), aquel personaje que cuando se molestaba o sentía ira se transformaba en Hulk, un superhéroe grande y con mucha fuerza que solo volvía a su forma humana cuando al tranquilizarse.</text:span><text:line-break/><text:line-break/><text:span text:style-name="T1">¿Cómo se relaciona este personaje a la vida misma? Pues en mucho, ante cada emoción generamos cambios en nuestros cuerpo, positivos y negativos. </text:span><text:line-break/><text:line-break/><text:span text:style-name="T1">Enojarse es normal; sin embargo, cuando este enojo es constante e intenso puede generar cambios dañinos a largo plazo. </text:span><text:line-break/><text:line-break/><text:span text:style-name="T1">¿Qué cambios ocurren en el cuerpo?</text:span><text:line-break/><text:span text:style-name="T1">Tu corazón bombea sangre con mayor rapidez y la envía a los músculos del cuerpo por si hay que correr defenderse.</text:span><text:line-break/><text:span text:style-name="T1">Se crean más plaquetas y se pone en marcha el sistema inmunológico por si hay una herida en el cuerpo.</text:span><text:line-break/><text:span text:style-name="T1">Se siente fatiga y hambre.</text:span><text:line-break/><text:span text:style-name="T1">Las células cargadas de lípidos liberan grasa en el flujo sanguíneo. Y, las paredes de las arterias se deterioran y la grasa acumulada se transforma en colesterol malo.</text:span><text:line-break/><text:line-break/><text:span text:style-name="T1">Y, si esto es constante, puede generarse enfermedades cardiovasculares. ¿Qué haces tú para manejar saludablemente tu cólera?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09:58:50.183853312</meta:creation-date>
    <dc:date>2018-07-16T11:35:19.265362745</dc:date>
    <meta:editing-duration>PT1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85" meta:character-count="1109" meta:non-whitespace-character-count="917"/>
  </office:meta>
</office:document-meta>
</file>